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08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6.015cm"/>
    </style:style>
    <style:style style:name="co6" style:family="table-column">
      <style:table-column-properties fo:break-before="auto" style:column-width="5.8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1.568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489cm" fo:break-before="auto" style:use-optimal-row-height="true"/>
    </style:style>
    <style:style style:name="ro11" style:family="table-row">
      <style:table-row-properties style:row-height="0.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row table:style-name="ro2">
          <table:table-cell office:value-type="string">
            <text:p>id</text:p>
          </table:table-cell>
          <table:table-cell table:style-name="Default" office:value-type="string">
            <text:p>en</text:p>
          </table:table-cell>
          <table:table-cell table:style-name="Default" office:value-type="string">
            <text:p>ru</text:p>
          </table:table-cell>
          <table:table-cell table:style-name="Default" office:value-type="string">
            <text:p>de</text:p>
          </table:table-cell>
        </table:table-row>
        <table:table-row table:style-name="ro2">
          <table:table-cell office:value-type="string">
            <text:p>CANNOT_BIND_UDP_SOCKET</text:p>
          </table:table-cell>
          <table:table-cell table:style-name="Default" office:value-type="string">
            <text:p>Cannot bind UDP socket</text:p>
          </table:table-cell>
          <table:table-cell table:style-name="Default" office:value-type="string">
            <text:p>Не удаётся привязать сокет UDP</text:p>
          </table:table-cell>
          <table:table-cell table:style-name="Default" office:value-type="string">
            <text:p>Kann UDP-Socket nicht binden</text:p>
          </table:table-cell>
        </table:table-row>
        <table:table-row table:style-name="ro2">
          <table:table-cell office:value-type="string">
            <text:p>CANNOT_CREATE_UDP_SOCKET</text:p>
          </table:table-cell>
          <table:table-cell table:style-name="Default" office:value-type="string">
            <text:p>Cannot create UDP socket</text:p>
          </table:table-cell>
          <table:table-cell table:style-name="Default" office:value-type="string">
            <text:p>Не удаётся создать сокет UDP</text:p>
          </table:table-cell>
          <table:table-cell table:style-name="Default" office:value-type="string">
            <text:p>Kann UDP-Socket nicht erstellen</text:p>
          </table:table-cell>
        </table:table-row>
        <table:table-row table:style-name="ro3">
          <table:table-cell office:value-type="string">
            <text:p>CANNOT_CREATE_DIR</text:p>
          </table:table-cell>
          <table:table-cell office:value-type="string">
            <text:p>Cannot create directory</text:p>
          </table:table-cell>
          <table:table-cell office:value-type="string">
            <text:p>Не удаётся создать директорию</text:p>
          </table:table-cell>
          <table:table-cell office:value-type="string">
            <text:p>Verzeichnis kann nicht erstellt werden</text:p>
          </table:table-cell>
        </table:table-row>
        <table:table-row table:style-name="ro3">
          <table:table-cell office:value-type="string">
            <text:p>CANNOT_GET_FILELIST</text:p>
          </table:table-cell>
          <table:table-cell office:value-type="string">
            <text:p>Cannot get list of files</text:p>
          </table:table-cell>
          <table:table-cell office:value-type="string">
            <text:p>Не удаётся получить список файлов</text:p>
          </table:table-cell>
          <table:table-cell office:value-type="string">
            <text:p>Kann Dateiliste nicht erstellen</text:p>
          </table:table-cell>
        </table:table-row>
        <table:table-row table:style-name="ro4">
          <table:table-cell office:value-type="string">
            <text:p>CANNOT_GET_PATH_TO_MY_DOCUMENTS</text:p>
          </table:table-cell>
          <table:table-cell office:value-type="string">
            <text:p>Could not get path to 'My Documents' directory</text:p>
          </table:table-cell>
          <table:table-cell office:value-type="string">
            <text:p>Не удалось получить путь к директории 'Мои Документы'</text:p>
          </table:table-cell>
          <table:table-cell office:value-type="string">
            <text:p>Pfad zum Verzeichnis 'Eigene Dateien' konnte nicht gefunden werden</text:p>
          </table:table-cell>
        </table:table-row>
        <table:table-row table:style-name="ro3">
          <table:table-cell office:value-type="string">
            <text:p>CANNOT_INIT_SOUND_SYSTEM</text:p>
          </table:table-cell>
          <table:table-cell office:value-type="string">
            <text:p>Cannot initialize sound system</text:p>
          </table:table-cell>
          <table:table-cell office:value-type="string">
            <text:p>Не удаётся инициализировать звуковую систему</text:p>
          </table:table-cell>
          <table:table-cell office:value-type="string">
            <text:p>Kann Soundsystem nicht initialisieren</text:p>
          </table:table-cell>
        </table:table-row>
        <table:table-row table:style-name="ro5">
          <table:table-cell office:value-type="string">
            <text:p>CANNOT_LOAD_SOUND_BUF_FROM_MEM</text:p>
          </table:table-cell>
          <table:table-cell office:value-type="string">
            <text:p>Cannot load sound buffer from memory</text:p>
          </table:table-cell>
          <table:table-cell office:value-type="string">
            <text:p>Не удаётся загрузить звуковой буфер из памяти</text:p>
          </table:table-cell>
          <table:table-cell table:style-name="ce3" office:value-type="string">
            <text:p>Kann Soundpuffer nicht aus dem Speicher laden <text:s/></text:p>
          </table:table-cell>
        </table:table-row>
        <table:table-row table:style-name="ro6">
          <table:table-cell office:value-type="string">
            <text:p>CANNOT_OPEN_SAVEFILE</text:p>
          </table:table-cell>
          <table:table-cell office:value-type="string">
            <text:p>Cannot open save file</text:p>
          </table:table-cell>
          <table:table-cell office:value-type="string">
            <text:p>Не удаётся открыть файл сохранения</text:p>
          </table:table-cell>
          <table:table-cell office:value-type="string">
            <text:p>Kann die Datei nicht öffnen</text:p>
          </table:table-cell>
        </table:table-row>
        <table:table-row table:style-name="ro6">
          <table:table-cell office:value-type="string">
            <text:p>CANNOT_OPEN_STATFILE</text:p>
          </table:table-cell>
          <table:table-cell office:value-type="string">
            <text:p>Cannot open statistics file</text:p>
          </table:table-cell>
          <table:table-cell office:value-type="string">
            <text:p>Не удаётся открыть файл статистики</text:p>
          </table:table-cell>
          <table:table-cell office:value-type="string">
            <text:p>Kann die Statistik-Datei nicht öffnen</text:p>
          </table:table-cell>
        </table:table-row>
        <table:table-row table:style-name="ro6">
          <table:table-cell office:value-type="string">
            <text:p>CANNOT_OPEN_DISPLAY</text:p>
          </table:table-cell>
          <table:table-cell office:value-type="string">
            <text:p>Cannot open display</text:p>
          </table:table-cell>
          <table:table-cell office:value-type="string">
            <text:p>Не удаётся открыть дисплей</text:p>
          </table:table-cell>
          <table:table-cell office:value-type="string">
            <text:p>Kann das Display nicht öffnen</text:p>
          </table:table-cell>
        </table:table-row>
        <table:table-row table:style-name="ro6">
          <table:table-cell office:value-type="string">
            <text:p>CANNOT_READ_STAT</text:p>
          </table:table-cell>
          <table:table-cell office:value-type="string">
            <text:p>Cannot read statistics from file</text:p>
          </table:table-cell>
          <table:table-cell office:value-type="string">
            <text:p>Не удаётся прочитать статистику из файла</text:p>
          </table:table-cell>
          <table:table-cell office:value-type="string">
            <text:p>Kann keine Statistik aus der der Datei lesen</text:p>
          </table:table-cell>
        </table:table-row>
        <table:table-row table:style-name="ro3">
          <table:table-cell office:value-type="string">
            <text:p>CANNOT_REMOVE_FILE_OR_DIR</text:p>
          </table:table-cell>
          <table:table-cell office:value-type="string">
            <text:p>Cannot remove file or directory</text:p>
          </table:table-cell>
          <table:table-cell office:value-type="string">
            <text:p>Не удаётся удалить файл или директорию</text:p>
          </table:table-cell>
          <table:table-cell office:value-type="string">
            <text:p>Kann Datei oder Verzeichnis nicht löschen</text:p>
          </table:table-cell>
        </table:table-row>
        <table:table-row table:style-name="ro7">
          <table:table-cell office:value-type="string">
            <text:p>CANNOT_REMOVE_SNAPSHOT</text:p>
          </table:table-cell>
          <table:table-cell office:value-type="string">
            <text:p>Cannot remove a snapshot</text:p>
          </table:table-cell>
          <table:table-cell office:value-type="string">
            <text:p>Не удаётся удалить снимок</text:p>
          </table:table-cell>
          <table:table-cell/>
        </table:table-row>
        <table:table-row table:style-name="ro3">
          <table:table-cell office:value-type="string">
            <text:p>CANNOT_SAVE_CFGFILE</text:p>
          </table:table-cell>
          <table:table-cell office:value-type="string">
            <text:p>Cannot save config file</text:p>
          </table:table-cell>
          <table:table-cell office:value-type="string">
            <text:p>Не удаётся сохранить файл настроек</text:p>
          </table:table-cell>
          <table:table-cell office:value-type="string">
            <text:p>Kann die Konfigurationsdatei nicht sichern</text:p>
          </table:table-cell>
        </table:table-row>
        <table:table-row table:style-name="ro3">
          <table:table-cell office:value-type="string">
            <text:p>CANNOT_SAVE_STATFILE</text:p>
          </table:table-cell>
          <table:table-cell office:value-type="string">
            <text:p>Cannot save statistics file</text:p>
          </table:table-cell>
          <table:table-cell office:value-type="string">
            <text:p>Не удаётся сохранить файл статистики</text:p>
          </table:table-cell>
          <table:table-cell office:value-type="string">
            <text:p>Kann die Statistikdatei nicht sichern</text:p>
          </table:table-cell>
        </table:table-row>
        <table:table-row table:style-name="ro5">
          <table:table-cell office:value-type="string">
            <text:p>CANNOT_SET_ALURE_IO_CALLBACKS</text:p>
          </table:table-cell>
          <table:table-cell office:value-type="string">
            <text:p>Cannot set ALURE IO callbacks</text:p>
          </table:table-cell>
          <table:table-cell office:value-type="string">
            <text:p>Не удаётся установить ALURE IO callbacks</text:p>
          </table:table-cell>
          <table:table-cell office:value-type="string">
            <text:p>ALURE IO Rückrufe konnten nicht eingestellt werden</text:p>
          </table:table-cell>
        </table:table-row>
        <table:table-row table:style-name="ro4">
          <table:table-cell office:value-type="string">
            <text:p>CANNOT_SET_NEGATIVE_TIMER_RES</text:p>
          </table:table-cell>
          <table:table-cell office:value-type="string">
            <text:p>Cannot set negative timer resolution</text:p>
          </table:table-cell>
          <table:table-cell office:value-type="string">
            <text:p>Нельзя установить отрицательное разрешение таймера</text:p>
          </table:table-cell>
          <table:table-cell table:style-name="ce3" office:value-type="string">
            <text:p>Negative Timer-Auflösung kann nicht eingestellt werden</text:p>
          </table:table-cell>
        </table:table-row>
        <table:table-row table:style-name="ro7">
          <table:table-cell office:value-type="string">
            <text:p>EMPTY_SAVEFILE</text:p>
          </table:table-cell>
          <table:table-cell office:value-type="string">
            <text:p>Empty save file</text:p>
          </table:table-cell>
          <table:table-cell office:value-type="string">
            <text:p>Пустой файл сохранения</text:p>
          </table:table-cell>
          <table:table-cell office:value-type="string">
            <text:p>Leere Speicherdatei</text:p>
          </table:table-cell>
        </table:table-row>
        <table:table-row table:style-name="ro3">
          <table:table-cell office:value-type="string">
            <text:p>INTERNAL_SOUND_SYSTEM_ERROR</text:p>
          </table:table-cell>
          <table:table-cell office:value-type="string">
            <text:p>Internal sound system error</text:p>
          </table:table-cell>
          <table:table-cell office:value-type="string">
            <text:p>Внутренняя ошибка звуковой системы</text:p>
          </table:table-cell>
          <table:table-cell table:style-name="ce3" office:value-type="string">
            <text:p>Interner Soundsystem Fehler</text:p>
          </table:table-cell>
        </table:table-row>
        <table:table-row table:style-name="ro8">
          <table:table-cell office:value-type="string">
            <text:p>INVALID_BUTTON</text:p>
          </table:table-cell>
          <table:table-cell office:value-type="string">
            <text:p>Invalid button</text:p>
          </table:table-cell>
          <table:table-cell office:value-type="string">
            <text:p>Неверная кнопка</text:p>
          </table:table-cell>
          <table:table-cell office:value-type="string">
            <text:p>Ungültige Taste</text:p>
          </table:table-cell>
        </table:table-row>
        <table:table-row table:style-name="ro3">
          <table:table-cell office:value-type="string">
            <text:p>INVALID_CEGUI_WINDOW_PTR</text:p>
          </table:table-cell>
          <table:table-cell office:value-type="string">
            <text:p>Invalid CEGUI::Window pointer</text:p>
          </table:table-cell>
          <table:table-cell office:value-type="string">
            <text:p>Неверный указатель CEGUI::Window</text:p>
          </table:table-cell>
          <table:table-cell table:style-name="Default" office:value-type="string">
            <text:p>Ungültiger CEGUI::Window Zeiger</text:p>
          </table:table-cell>
        </table:table-row>
        <table:table-row table:style-name="ro7">
          <table:table-cell office:value-type="string">
            <text:p>INVALID_CMD_TYPE</text:p>
          </table:table-cell>
          <table:table-cell office:value-type="string">
            <text:p>Invalid command type</text:p>
          </table:table-cell>
          <table:table-cell office:value-type="string">
            <text:p>Неверный тип команды</text:p>
          </table:table-cell>
          <table:table-cell office:value-type="string">
            <text:p>Ungültiger Befehlstyp</text:p>
          </table:table-cell>
        </table:table-row>
        <table:table-row table:style-name="ro9">
          <table:table-cell office:value-type="string">
            <text:p>INVALID_DRAW_AXIS</text:p>
          </table:table-cell>
          <table:table-cell office:value-type="string">
            <text:p>Invalid draw axis</text:p>
          </table:table-cell>
          <table:table-cell office:value-type="string">
            <text:p>Неверная ось черчения</text:p>
          </table:table-cell>
          <table:table-cell table:style-name="ce3" office:value-type="string">
            <text:p>Ungültige Zeichen-Achse</text:p>
          </table:table-cell>
        </table:table-row>
        <table:table-row table:style-name="ro9">
          <table:table-cell office:value-type="string">
            <text:p>INVALID_GAME_DIFFICULTY</text:p>
          </table:table-cell>
          <table:table-cell office:value-type="string">
            <text:p>Invalid game difficulty</text:p>
          </table:table-cell>
          <table:table-cell office:value-type="string">
            <text:p>Неверная сложность игры</text:p>
          </table:table-cell>
          <table:table-cell office:value-type="string">
            <text:p>Ungültige Spielschwierigkeit</text:p>
          </table:table-cell>
        </table:table-row>
        <table:table-row table:style-name="ro3">
          <table:table-cell office:value-type="string">
            <text:p>INVALID_GAME_DIFFICULTY_ID</text:p>
          </table:table-cell>
          <table:table-cell office:value-type="string">
            <text:p>Invalid game difficulty ID</text:p>
          </table:table-cell>
          <table:table-cell office:value-type="string">
            <text:p>Неверное значение ID сложности игры</text:p>
          </table:table-cell>
          <table:table-cell table:style-name="ce3" office:value-type="string">
            <text:p>Ungültige Spielschwierigkeit-ID</text:p>
          </table:table-cell>
        </table:table-row>
        <table:table-row table:style-name="ro9">
          <table:table-cell office:value-type="string">
            <text:p>INVALID_GAME_STRATEGY</text:p>
          </table:table-cell>
          <table:table-cell office:value-type="string">
            <text:p>Invalid game strategy</text:p>
          </table:table-cell>
          <table:table-cell office:value-type="string">
            <text:p>Неверная стратегия игры</text:p>
          </table:table-cell>
          <table:table-cell office:value-type="string">
            <text:p>Ungültige Spielstrategie</text:p>
          </table:table-cell>
        </table:table-row>
        <table:table-row table:style-name="ro7">
          <table:table-cell office:value-type="string">
            <text:p>INVALID_GAME_TYPE</text:p>
          </table:table-cell>
          <table:table-cell office:value-type="string">
            <text:p>Invalid game type</text:p>
          </table:table-cell>
          <table:table-cell office:value-type="string">
            <text:p>Неверный тип игры</text:p>
          </table:table-cell>
          <table:table-cell office:value-type="string">
            <text:p>Ungültiger Spieltyp</text:p>
          </table:table-cell>
        </table:table-row>
        <table:table-row table:style-name="ro10">
          <table:table-cell office:value-type="string">
            <text:p>INVALID_GAME_TYPE_ID</text:p>
          </table:table-cell>
          <table:table-cell office:value-type="string">
            <text:p>Invalid game type ID</text:p>
          </table:table-cell>
          <table:table-cell office:value-type="string">
            <text:p>Неверное значение ID типа игры</text:p>
          </table:table-cell>
          <table:table-cell office:value-type="string">
            <text:p>Ungültige Spieltyp-ID</text:p>
          </table:table-cell>
        </table:table-row>
        <table:table-row table:style-name="ro7">
          <table:table-cell office:value-type="string">
            <text:p>INVALID_INPUT_POINTS</text:p>
          </table:table-cell>
          <table:table-cell office:value-type="string">
            <text:p>Invalid input points</text:p>
          </table:table-cell>
          <table:table-cell office:value-type="string">
            <text:p>Неверные входные точки</text:p>
          </table:table-cell>
          <table:table-cell table:style-name="ce3" office:value-type="string">
            <text:p>Ungültige Eingabe Punkte</text:p>
          </table:table-cell>
        </table:table-row>
        <table:table-row table:style-name="ro9">
          <table:table-cell office:value-type="string">
            <text:p>INVALID_LAYOUT_DIM</text:p>
          </table:table-cell>
          <table:table-cell office:value-type="string">
            <text:p>Invalid layout dimensions</text:p>
          </table:table-cell>
          <table:table-cell office:value-type="string">
            <text:p>Неверные размеры раскладки</text:p>
          </table:table-cell>
          <table:table-cell table:style-name="ce3" office:value-type="string">
            <text:p>Ungültige Layout-Dimensionen</text:p>
          </table:table-cell>
        </table:table-row>
        <table:table-row table:style-name="ro7">
          <table:table-cell office:value-type="string">
            <text:p>INVALID_LAYOUT_FILE</text:p>
          </table:table-cell>
          <table:table-cell office:value-type="string">
            <text:p>Invalid layout file</text:p>
          </table:table-cell>
          <table:table-cell office:value-type="string">
            <text:p>Неверный файл раскладки</text:p>
          </table:table-cell>
          <table:table-cell office:value-type="string">
            <text:p>Ungültige Layout-Datei</text:p>
          </table:table-cell>
        </table:table-row>
        <table:table-row table:style-name="ro5">
          <table:table-cell office:value-type="string">
            <text:p>INVALID_RES_CFG_VALUE</text:p>
          </table:table-cell>
          <table:table-cell office:value-type="string">
            <text:p>Invalid 'Resolution' config value</text:p>
          </table:table-cell>
          <table:table-cell office:value-type="string">
            <text:p>Неверное значение 'Resolution' в настройках</text:p>
          </table:table-cell>
          <table:table-cell table:style-name="Default" office:value-type="string">
            <text:p>Ungültiger 'Resolution' Wert</text:p>
          </table:table-cell>
        </table:table-row>
        <table:table-row table:style-name="ro3">
          <table:table-cell office:value-type="string">
            <text:p>INVALID_SAVEFILE_CMD_TYPE</text:p>
          </table:table-cell>
          <table:table-cell office:value-type="string">
            <text:p>Invalid save file command type</text:p>
          </table:table-cell>
          <table:table-cell office:value-type="string">
            <text:p>Неверная команда файла сохранения</text:p>
          </table:table-cell>
          <table:table-cell table:style-name="ce3" office:value-type="string">
            <text:p>Ungültiger Datei-speichern Befehlstyp</text:p>
          </table:table-cell>
        </table:table-row>
        <table:table-row table:style-name="ro7">
          <table:table-cell office:value-type="string">
            <text:p>INVALID_SCENE_TYPE</text:p>
          </table:table-cell>
          <table:table-cell office:value-type="string">
            <text:p>Invalid scene type</text:p>
          </table:table-cell>
          <table:table-cell office:value-type="string">
            <text:p>Неверный тип сцены</text:p>
          </table:table-cell>
          <table:table-cell table:style-name="ce3" office:value-type="string">
            <text:p>Ungültiger Szene-Typ</text:p>
          </table:table-cell>
        </table:table-row>
        <table:table-row table:style-name="ro7">
          <table:table-cell office:value-type="string">
            <text:p>INVALID_STATE</text:p>
          </table:table-cell>
          <table:table-cell office:value-type="string">
            <text:p>Invalid state</text:p>
          </table:table-cell>
          <table:table-cell office:value-type="string">
            <text:p>Неверное состояние</text:p>
          </table:table-cell>
          <table:table-cell office:value-type="string">
            <text:p>Ungültiger Zustand</text:p>
          </table:table-cell>
        </table:table-row>
        <table:table-row table:style-name="ro5">
          <table:table-cell office:value-type="string">
            <text:p>INVALID_TEXTURE_FILTERING_ID</text:p>
          </table:table-cell>
          <table:table-cell office:value-type="string">
            <text:p>Invalid texture filtering ID</text:p>
          </table:table-cell>
          <table:table-cell office:value-type="string">
            <text:p>Неверное значение ID фильтрации текстур</text:p>
          </table:table-cell>
          <table:table-cell table:style-name="Default" office:value-type="string">
            <text:p>Ungültige Textur-Filterungs ID</text:p>
          </table:table-cell>
        </table:table-row>
        <table:table-row table:style-name="ro7">
          <table:table-cell office:value-type="string">
            <text:p>INVALID_TILE_POS</text:p>
          </table:table-cell>
          <table:table-cell table:style-name="ce2" office:value-type="string">
            <text:p>Invalid tile position</text:p>
          </table:table-cell>
          <table:table-cell table:style-name="ce2" office:value-type="string">
            <text:p>Неверная позиция фишки</text:p>
          </table:table-cell>
          <table:table-cell table:style-name="Default" office:value-type="string">
            <text:p>Ungültige Tile-Position</text:p>
          </table:table-cell>
        </table:table-row>
        <table:table-row table:style-name="ro7">
          <table:table-cell office:value-type="string">
            <text:p>INVALID_USAGE</text:p>
          </table:table-cell>
          <table:table-cell office:value-type="string">
            <text:p>Invalid usage</text:p>
          </table:table-cell>
          <table:table-cell office:value-type="string">
            <text:p>Неверное использование</text:p>
          </table:table-cell>
          <table:table-cell office:value-type="string">
            <text:p>Falsche Benutzung</text:p>
          </table:table-cell>
        </table:table-row>
        <table:table-row table:style-name="ro7">
          <table:table-cell office:value-type="string">
            <text:p>INVALID_WND_TYPE</text:p>
          </table:table-cell>
          <table:table-cell office:value-type="string">
            <text:p>Invalid window type</text:p>
          </table:table-cell>
          <table:table-cell office:value-type="string">
            <text:p>Неверный тип окна</text:p>
          </table:table-cell>
          <table:table-cell office:value-type="string">
            <text:p>Falscher Fenstertyp</text:p>
          </table:table-cell>
        </table:table-row>
        <table:table-row table:style-name="ro7">
          <table:table-cell office:value-type="string">
            <text:p>LOCALIZATION_FAILED</text:p>
          </table:table-cell>
          <table:table-cell office:value-type="string">
            <text:p>Localization failed</text:p>
          </table:table-cell>
          <table:table-cell office:value-type="string">
            <text:p>Локализация не удалась</text:p>
          </table:table-cell>
          <table:table-cell office:value-type="string">
            <text:p>Lokalisierung fehlgeschlagen</text:p>
          </table:table-cell>
        </table:table-row>
        <table:table-row table:style-name="ro3">
          <table:table-cell office:value-type="string">
            <text:p>NO_LAYOUTS_FOR_GAME_TYPE_ID</text:p>
          </table:table-cell>
          <table:table-cell office:value-type="string">
            <text:p>No layouts found for the game type ID</text:p>
          </table:table-cell>
          <table:table-cell office:value-type="string">
            <text:p>Не найдено раскладок для игры с этим ID</text:p>
          </table:table-cell>
          <table:table-cell table:style-name="ce3" office:value-type="string">
            <text:p>Keine Layouts für die Spiel-ID gefunden</text:p>
          </table:table-cell>
        </table:table-row>
        <table:table-row table:style-name="ro7">
          <table:table-cell office:value-type="string">
            <text:p>NO_SUCH_CMD</text:p>
          </table:table-cell>
          <table:table-cell office:value-type="string">
            <text:p>No such command</text:p>
          </table:table-cell>
          <table:table-cell office:value-type="string">
            <text:p>Нет такой команды</text:p>
          </table:table-cell>
          <table:table-cell table:style-name="ce3" office:value-type="string">
            <text:p>Dieser Befehl steht nicht zur Verfügung</text:p>
          </table:table-cell>
        </table:table-row>
        <table:table-row table:style-name="ro5">
          <table:table-cell office:value-type="string">
            <text:p>NO_SUCH_CFG_KEY</text:p>
          </table:table-cell>
          <table:table-cell office:value-type="string">
            <text:p>No such config entry key</text:p>
          </table:table-cell>
          <table:table-cell office:value-type="string">
            <text:p>Нет такой настройки</text:p>
          </table:table-cell>
          <table:table-cell office:value-type="string">
            <text:p>Dieser Konfigurations-Eintrag steht nicht zur Verfügung</text:p>
          </table:table-cell>
        </table:table-row>
        <table:table-row table:style-name="ro11">
          <table:table-cell office:value-type="string">
            <text:p>NO_SUCH_ITEM</text:p>
          </table:table-cell>
          <table:table-cell office:value-type="string">
            <text:p>No such item</text:p>
          </table:table-cell>
          <table:table-cell office:value-type="string">
            <text:p>Нет такого элемента</text:p>
          </table:table-cell>
          <table:table-cell office:value-type="string">
            <text:p>Dieses Element steht nicht zur Verfügung</text:p>
          </table:table-cell>
        </table:table-row>
        <table:table-row table:style-name="ro3">
          <table:table-cell office:value-type="string">
            <text:p>NO_SUCH_LAYOUT</text:p>
          </table:table-cell>
          <table:table-cell office:value-type="string">
            <text:p>No such layout</text:p>
          </table:table-cell>
          <table:table-cell office:value-type="string">
            <text:p>Нет такой раскладки</text:p>
          </table:table-cell>
          <table:table-cell office:value-type="string">
            <text:p>Dieses Layout steht nicht zur Verfügung</text:p>
          </table:table-cell>
        </table:table-row>
        <table:table-row table:style-name="ro7">
          <table:table-cell office:value-type="string">
            <text:p>NO_THEMES</text:p>
          </table:table-cell>
          <table:table-cell office:value-type="string">
            <text:p>No themes found</text:p>
          </table:table-cell>
          <table:table-cell office:value-type="string">
            <text:p>Тем не найдено</text:p>
          </table:table-cell>
          <table:table-cell office:value-type="string">
            <text:p>Keine Themes gefunden</text:p>
          </table:table-cell>
        </table:table-row>
        <table:table-row table:style-name="ro3">
          <table:table-cell office:value-type="string">
            <text:p>NOT_SAVEFILE</text:p>
          </table:table-cell>
          <table:table-cell office:value-type="string">
            <text:p>Not an OGS Mahjong save file</text:p>
          </table:table-cell>
          <table:table-cell office:value-type="string">
            <text:p>Не файл сохранения OGS Mahjong</text:p>
          </table:table-cell>
          <table:table-cell table:style-name="ce3" office:value-type="string">
            <text:p>Keine OGS Mahjong Speicher-Datei</text:p>
          </table:table-cell>
        </table:table-row>
        <table:table-row table:style-name="ro3">
          <table:table-cell office:value-type="string">
            <text:p>NOT_STATFILE</text:p>
          </table:table-cell>
          <table:table-cell office:value-type="string">
            <text:p>Not an OGS Mahjong statistics file</text:p>
          </table:table-cell>
          <table:table-cell office:value-type="string">
            <text:p>Не файл статистики OGS Mahjong</text:p>
          </table:table-cell>
          <table:table-cell table:style-name="ce3" office:value-type="string">
            <text:p>Keine OGS Mahjong Statistik-Datei</text:p>
          </table:table-cell>
        </table:table-row>
        <table:table-row table:style-name="ro11">
          <table:table-cell office:value-type="string">
            <text:p>LAYOUT_POS_NB_NOT_MULTIPLE_2</text:p>
          </table:table-cell>
          <table:table-cell office:value-type="string">
            <text:p>Number of positions of the layout is not multiple of 2</text:p>
          </table:table-cell>
          <table:table-cell office:value-type="string">
            <text:p>Количество позиций раскладки не кратно 2</text:p>
          </table:table-cell>
          <table:table-cell table:style-name="ce3" office:value-type="string">
            <text:p>Die Anzahl der Positionen des Layouts ist kein Vielfaches von 2</text:p>
          </table:table-cell>
        </table:table-row>
        <table:table-row table:style-name="ro3">
          <table:table-cell office:value-type="string">
            <text:p>UNDEF_HOME_ENVVAR</text:p>
          </table:table-cell>
          <table:table-cell office:value-type="string">
            <text:p>Undefined HOME environment variable</text:p>
          </table:table-cell>
          <table:table-cell office:value-type="string">
            <text:p>Неопределённая переменная окружения HOME</text:p>
          </table:table-cell>
          <table:table-cell office:value-type="string">
            <text:p>Unbestimmte HOME Umgebungsvariable</text:p>
          </table:table-cell>
        </table:table-row>
        <table:table-row table:style-name="ro5">
          <table:table-cell office:value-type="string">
            <text:p>UNSUPPORTED_SAVEFILE_FORMAT_VERSION</text:p>
          </table:table-cell>
          <table:table-cell office:value-type="string">
            <text:p>Unsupported save file format version</text:p>
          </table:table-cell>
          <table:table-cell office:value-type="string">
            <text:p>Неподдерживаемая версия формата файла сохранений</text:p>
          </table:table-cell>
          <table:table-cell office:value-type="string">
            <text:p>Nicht unterstützte Speicherdatei-Version</text:p>
          </table:table-cell>
        </table:table-row>
        <table:table-row table:style-name="ro5">
          <table:table-cell office:value-type="string">
            <text:p>UNSUPPORTED_STATFILE_FORMAT_VERSION</text:p>
          </table:table-cell>
          <table:table-cell office:value-type="string">
            <text:p>Unsupported statistics file format version</text:p>
          </table:table-cell>
          <table:table-cell office:value-type="string">
            <text:p>Неподдерживаемая версия формата файла статистики</text:p>
          </table:table-cell>
          <table:table-cell table:style-name="ce3" office:value-type="string">
            <text:p>Nicht unterstützte Statistikdatei-Version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6.08.2011</text:date>, <text:time>08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9T12:29:17</meta:creation-date>
    <meta:generator>OpenOffice.org/3.3$Win32 OpenOffice.org_project/330m20$Build-9567</meta:generator>
    <dc:date>2011-08-06T08:22:52.07</dc:date>
    <meta:editing-duration>PT2H56M53S</meta:editing-duration>
    <meta:editing-cycles>90</meta:editing-cycles>
    <dc:creator>Dirk Pervölz</dc:creator>
    <meta:document-statistic meta:table-count="3" meta:cell-count="211" meta:object-count="0"/>
  </office:meta>
</office:document-meta>
</file>